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  <text:list-item>
                <text:p>Git stas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sh changes to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TON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5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8"><text:span text:style-name="T6">Usage </text:span></text:p>
                <text:p text:style-name="P8"><text:span text:style-name="T7">git command: </text:span><text:span text:style-name="T8">git revert &lt;commit_hash1&gt;...&lt;commit_hashn&gt; </text:span><text:span text:style-name="T9">(the commits to be undone)</text:span></text:p>
                <text:p text:style-name="P8"><text:span text:style-name="T9">source tree: Right click on the commit to revert, click on “Reverse commit...”</text:span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0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9"><text:span text:style-name="T10">“</text:span><text:span text:style-name="T10">Reset” </text:span><text:span text:style-name="T11">is a similar command but it remove the commit to be undone from the history of commits in that repository.</text:span></text:p>
              </text:list-item>
              <text:list-item>
                <text:p text:style-name="P9"><text:span text:style-name="T11">Usage: </text:span><text:span text:style-name="T12">git reset &lt;commit_hash&gt; </text:span><text:span text:style-name="T11">(of the commit to which we have reset the repo)</text:span></text:p>
              </text:list-item>
              <text:list-item>
                <text:p text:style-name="P9"><text:span text:style-name="T11">Revert is more preferred than reset as it creates a new commit and the older version is also visible in the commit history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1:57:48.412000000</dc:date>
    <meta:editing-duration>PT36M11S</meta:editing-duration>
    <meta:editing-cycles>11</meta:editing-cycles>
    <meta:generator>LibreOffice/24.2.1.2$Windows_X86_64 LibreOffice_project/db4def46b0453cc22e2d0305797cf981b68ef5ac</meta:generator>
    <meta:document-statistic meta:object-count="62"/>
  </office:meta>
</office:document-meta>
</file>